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S22310 – Hotel Booking website</text:p>
      <text:p text:style-name="P2"/>
      <text:p text:style-name="P3">Nathan Hand (nah14@aber.ac.u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21:07:12.77</meta:creation-date>
    <meta:document-statistic meta:table-count="0" meta:image-count="0" meta:object-count="0" meta:page-count="1" meta:paragraph-count="2" meta:word-count="8" meta:character-count="61"/>
    <dc:date>2013-04-14T21:08:48.62</dc:date>
    <meta:editing-duration>PT1M37S</meta:editing-duration>
    <meta:editing-cycles>1</meta:editing-cycles>
    <meta:generator>OpenOffice.org/3.4.1$Win32 OpenOffice.org_project/341m1$Build-9593</meta:generator>
  </office:meta>
</office:document-meta>
</file>